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8da8f" officeooo:paragraph-rsid="0018da8f"/>
    </style:style>
    <style:style style:name="P2" style:family="paragraph" style:parent-style-name="Heading_20_1">
      <style:text-properties officeooo:rsid="0018da8f" officeooo:paragraph-rsid="0018da8f"/>
    </style:style>
    <style:style style:name="P3" style:family="paragraph" style:parent-style-name="Heading_20_2">
      <style:text-properties officeooo:rsid="001a372c" officeooo:paragraph-rsid="001a372c"/>
    </style:style>
    <style:style style:name="P4" style:family="paragraph" style:parent-style-name="Heading_20_2">
      <style:text-properties officeooo:rsid="001b85aa" officeooo:paragraph-rsid="001b85aa"/>
    </style:style>
    <style:style style:name="P5" style:family="paragraph" style:parent-style-name="Heading_20_2">
      <style:text-properties officeooo:rsid="001d08ca" officeooo:paragraph-rsid="001d08ca"/>
    </style:style>
    <style:style style:name="P6" style:family="paragraph" style:parent-style-name="Text_20_body">
      <style:text-properties officeooo:rsid="0018da8f" officeooo:paragraph-rsid="0018da8f"/>
    </style:style>
    <style:style style:name="P7" style:family="paragraph" style:parent-style-name="Text_20_body">
      <style:text-properties officeooo:rsid="001a372c" officeooo:paragraph-rsid="001a372c"/>
    </style:style>
    <style:style style:name="P8" style:family="paragraph" style:parent-style-name="Text_20_body">
      <style:text-properties officeooo:paragraph-rsid="001a372c"/>
    </style:style>
    <style:style style:name="P9" style:family="paragraph" style:parent-style-name="Text_20_body">
      <style:text-properties officeooo:rsid="001b85aa" officeooo:paragraph-rsid="001b85aa"/>
    </style:style>
    <style:style style:name="P10" style:family="paragraph" style:parent-style-name="Text_20_body">
      <style:text-properties officeooo:paragraph-rsid="001b85aa"/>
    </style:style>
    <style:style style:name="P11" style:family="paragraph" style:parent-style-name="Text_20_body">
      <style:text-properties officeooo:paragraph-rsid="001d08ca"/>
    </style:style>
    <style:style style:name="T1" style:family="text">
      <style:text-properties officeooo:rsid="001a372c"/>
    </style:style>
    <style:style style:name="T2" style:family="text">
      <style:text-properties officeooo:rsid="001b85aa"/>
    </style:style>
    <style:style style:name="T3" style:family="text">
      <style:text-properties officeooo:rsid="001d08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EI_ASSIGNMENT_02 </text:h>
      <text:h text:style-name="P3" text:outline-level="2">Exercise 1</text:h>
      <text:p text:style-name="P6"><text:tab/>1) Eine formale Programmiersprache hat gewisse Regeln (Syntax, Logik, ...), welche die Struktur festlegen und es ermögichen, sinnvolle Ausgaben aus Eingaben zu erarbeiten.</text:p>
      <text:p text:style-name="P6"><text:tab/>2) Keywords sind Wörter, welche bereits von der Programmiersprache verwendet werden und eine gewisse Bedeutung haben. Keywords zeigen dem Programm z.B. wo eine Funktionsdefinition steht, wo ein Funktionsaufruf etc.</text:p>
      <text:p text:style-name="P6">Variables werden vom Benutzer definiert und sind ein Container für beliebige Daten. Sie dürfen nicht den Namen eines Keywords haben.<text:span text:style-name="T1">Variablen sind, wie der Name sagt, überschreibbar und veränderbar.</text:span></text:p>
      <text:p text:style-name="P7"><text:tab/>3) Eine rekursive Funktion beruht auf einem Ankerpunkt, welcher irgendwann erreicht wird. Bei diesem Punkt verändert sich eine Variable in einer Weise, sodass das Programm zum Halt kommen sollte. Ist jedoch nichts festgelegt, was das Programm in dieser Situation machen sollte, bricht das Programm einfach ab und die Funktion ist nutzlos.</text:p>
      <text:p text:style-name="P7">z.B. Eine rekursive Funktion soll n! ausrechnen, indem n mit n-1 multipliziert wird und nach jedem Schritt 1 von n subtrahiert wird. Dabei wird bei jeder Iteration gefragt, ob n noch grösser ist als 1 (if n &gt; 1 ...). Wird jedoch nicht definiert, was gemacht werden soll, wenn die Bedingung nicht erfüllt ist (else), so hört das Programm bei n=1 auf, zu arbeiten und es gibt kein Resultat.</text:p>
      <text:p text:style-name="P7"/>
      <text:h text:style-name="P3" text:outline-level="2">Exercise 2</text:h>
      <text:p text:style-name="P8"><text:tab/><text:span text:style-name="T1">Herangehensweise: 1) schauen, welches die grösste Zweierpotenz ist, welche kleiner als die Zahl ist. 2) Diese Zweierpotenz </text:span><text:span text:style-name="T2">von der Zahl </text:span><text:span text:style-name="T1">subtrahieren </text:span><text:span text:style-name="T2">und die Zweierpotenz in der Addition hinschreiben.</text:span></text:p>
      <text:p text:style-name="P8"><text:span text:style-name="T1">Dies so lange wiederholen, bis man bei 0 ankommt. </text:span><text:span text:style-name="T2">Zum Schluss mithilfe der Zweierpotenzen in Binärform umschreiben.</text:span></text:p>
      <text:p text:style-name="P8"/>
      <text:p text:style-name="P8"><text:tab/><text:span text:style-name="T1">12 = 2³+2² = 1100</text:span></text:p>
      <text:p text:style-name="P8"><text:tab/><text:span text:style-name="T1">33 = 2⁵+</text:span><text:span text:style-name="T2">2⁰ = 100001</text:span></text:p>
      <text:p text:style-name="P8"><text:tab/><text:span text:style-name="T2">5 = 2²+2⁰ = 101</text:span></text:p>
      <text:p text:style-name="P8"><text:tab/><text:span text:style-name="T2">120 = 2⁶+2⁵+2⁴+2³ = 1111000</text:span></text:p>
      <text:p text:style-name="P8"/>
      <text:p text:style-name="P8"/>
      <text:p text:style-name="P8"/>
      <text:h text:style-name="P4" text:outline-level="2"><text:soft-page-break/>Exercise 3</text:h>
      <text:p text:style-name="P10"><text:span text:style-name="T2"><text:tab/>1) Ja, Smalltalk war die erste Programmiersprache, welche Objekte zu Prozeduralen Sprachen hinzugefügt hat. Alles in Smalltalk ist ein Objekt.</text:span></text:p>
      <text:p text:style-name="P9">C ist im gegensatz zu C++ keine objektorientierte, sondern eine prozedurale Sprache.</text:p>
      <text:p text:style-name="P9"><text:tab/>2) Nein, Java ist eine general-purpose-language, ist also universell einsetzbar. HTML hingegen hat nur eine Anwendung in Webtechnologien: Generierung von Websites. Es ist nicht wirklich eine Programmiersprache.</text:p>
      <text:p text:style-name="P10"><text:span text:style-name="T2"><text:tab/>3) </text:span><text:span text:style-name="T3">Ein Compiler übersetzt ein Programm komplett in Maschinensprache und generiert eine neue ausführbare Datei (executable). Ein Interpreter hingegen liefert dem System in Echtzeit übersetzte Befehle, ohne eine neue Datei zu generieren. Ein Interpreter wird verwendet, um Code zu testen, da Fehler genauer lokalisiert werden können. Wenn ein Programm aber veröffentlicht wird, wird es dies in kompilierter Form, da man so keine weitere Software zum ausführen mehr braucht (es ist “executable”).</text:span></text:p>
      <text:h text:style-name="P5" text:outline-level="2">Exercise 4</text:h>
      <text:p text:style-name="P11"><text:tab/><text:span text:style-name="T3">SQL: Datenbanken</text:span></text:p>
      <text:p text:style-name="P11"><text:tab/><text:span text:style-name="T3">CSS: Styling</text:span></text:p>
      <text:p text:style-name="P11"><text:tab/><text:span text:style-name="T3">Typescript: Browser</text:span></text:p>
      <text:p text:style-name="P11"><text:tab/><text:span text:style-name="T3">UML: Modellierung</text:span></text:p>
      <text:p text:style-name="P11"><text:tab/><text:span text:style-name="T3">C#: Allgemeiner Zwec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8da8f" officeooo:paragraph-rsid="0018da8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Nicolas Rüegg (21-119-300), Kapinash Ponnuthurai (21-126-107)</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22:28:43.945532796</meta:creation-date>
    <meta:generator>LibreOffice/7.1.5.2$Linux_X86_64 LibreOffice_project/10$Build-2</meta:generator>
    <dc:date>2021-10-02T14:22:56.104748138</dc:date>
    <meta:editing-duration>PT7M58S</meta:editing-duration>
    <meta:editing-cycles>1</meta:editing-cycles>
    <meta:document-statistic meta:table-count="0" meta:image-count="0" meta:object-count="0" meta:page-count="2" meta:paragraph-count="26" meta:word-count="437" meta:character-count="2849" meta:non-whitespace-character-count="2437"/>
  </office:meta>
</office:document-meta>
</file>